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2768f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2768f"/>
    </style:style>
    <style:style style:name="P7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2768f" style:font-size-asian="10.5pt" style:language-asian="zxx" style:country-asian="none" style:font-weight-asian="bold" style:language-complex="zxx" style:country-complex="none"/>
    </style:style>
    <style:style style:name="P8" style:family="paragraph" style:parent-style-name="Text_20_body">
      <style:text-properties style:font-name="Times New Roman" fo:font-size="13pt" fo:language="zxx" fo:country="none" officeooo:paragraph-rsid="0012768f" style:font-size-asian="13pt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rsid="000d7e0c" officeooo:paragraph-rsid="0012768f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10.816cm" fo:margin-right="0cm" fo:line-height="0.568cm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Times New Roman" fo:font-size="15pt" fo:language="zxx" fo:country="none" officeooo:paragraph-rsid="0012768f" style:font-size-asian="1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18cm" fo:margin-bottom="0cm" style:contextual-spacing="false"/>
      <style:text-properties style:font-name="Times New Roman" fo:font-size="18.5pt" fo:language="zxx" fo:country="none" officeooo:paragraph-rsid="0012768f" style:font-size-asian="18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2768f" style:font-size-asian="14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2768f" style:font-size-asian="20.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12768f" officeooo:paragraph-rsid="0012768f"/>
    </style:style>
    <style:style style:name="T1" style:family="text">
      <style:text-properties style:font-name="Times New Roman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style:font-name="Times New Roman" fo:language="ru" fo:country="RU" fo:font-weight="bold" officeooo:rsid="0012127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style:font-name="Times New Roman" fo:language="ru" fo:country="RU" fo:font-weight="bold" officeooo:rsid="0012768f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Times New Roman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style:font-name="Times New Roman" fo:language="ru" fo:country="RU" fo:font-weight="normal" officeooo:rsid="0012768f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font-size="18pt" fo:font-weight="bold" style:font-size-asian="18pt" style:font-weight-asian="bold" style:font-name-complex="Times New Roman1"/>
    </style:style>
    <style:style style:name="T7" style:family="text">
      <style:text-properties fo:font-size="18pt" fo:language="ru" fo:country="RU" fo:font-weight="bold" officeooo:rsid="0012127d" style:font-size-asian="18pt" style:font-weight-asian="bold" style:font-name-complex="Times New Roman1"/>
    </style:style>
    <style:style style:name="T8" style:family="text">
      <style:text-properties fo:font-size="14pt" style:font-size-asian="14pt" style:font-name-complex="Times New Roman1" style:font-size-complex="14pt"/>
    </style:style>
    <style:style style:name="T9" style:family="text">
      <style:text-properties fo:font-size="14pt" officeooo:rsid="000e9cab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7"/>
      <text:p text:style-name="P2">Кафедра программного обеспечения вычислительной техники и автоматизированных систем</text:p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5"><text:span text:style-name="T6">Лабораторная работа №</text:span><text:span text:style-name="T7">7</text:span><text:span text:style-name="T6"><text:line-break/></text:span><text:span text:style-name="T8">по дисциплине: «</text:span><text:span text:style-name="T9">ООП</text:span><text:span text:style-name="T8">»</text:span></text:p>
      <text:p text:style-name="P14"/>
      <text:p text:style-name="P14"/>
      <text:p text:style-name="P15"/>
      <text:p text:style-name="P13">Выполнил: ст. группы ПВ-211</text:p>
      <text:p text:style-name="P9">Чувилко Илья Романович</text:p>
      <text:p text:style-name="P16"/>
      <text:p text:style-name="P10">Проверил:</text:p>
      <text:p text:style-name="P10">Буханов Дмитрий Геннадьевич</text:p>
      <text:p text:style-name="P10">Харитонов Сергей Дмитриевич</text:p>
      <text:p text:style-name="P14"/>
      <text:p text:style-name="P17"/>
      <text:p text:style-name="P17"/>
      <text:p text:style-name="P17"/>
      <text:p text:style-name="P17"/>
      <text:p text:style-name="P11">Белгород 2023 г.</text:p>
      <text:p text:style-name="P11"/>
      <text:p text:style-name="P6"><text:soft-page-break/><text:span text:style-name="T2">Те</text:span><text:span text:style-name="T3">ма: </text:span><text:span text:style-name="T4">Создание шаблонов классов в С++. </text:span></text:p>
      <text:p text:style-name="P18"><text:span text:style-name="T1">Вариант: </text:span><text:span text:style-name="T4">23</text:span></text:p>
      <text:p text:style-name="P18"><text:span text:style-name="T1">Цель работы: </text:span><text:span text:style-name="T4">Получение теоретических знаний о шаблонах классов в С++. Получение практических навыков по созданию классов-шаблонов С++. </text:span></text:p>
      <text:p text:style-name="P18"><text:span text:style-name="T4">Задание:</text:span></text:p>
      <text:p text:style-name="P6"><text:span text:style-name="T5">1. </text:span><text:span text:style-name="T4">Изучить теоретические сведения о шаблонах классов в С++.</text:span></text:p>
      <text:p text:style-name="P6"><text:span text:style-name="T5">2. </text:span><text:span text:style-name="T4">Разработать программу в соответствии с заданным вариантом задания</text:span></text:p>
      <text:p text:style-name="P6"><text:span text:style-name="T5">3. Оформить отчет.</text:span></text:p>
      <text:p text:style-name="P18"><text:span text:style-name="T4">Выполнение работы:</text:span></text:p>
      <text:p text:style-name="P6"><text:span text:style-name="T5">Задание 1: </text:span><text:span text:style-name="T4">Реализовать шаблон класса в соответствии с указанным вариантом. Предусмотреть необходимые методы для работы со структурой данных, указанной в варианте. Предусмотреть исключительные ситуации, которые могут возникнуть в процессе работы. </text:span></text:p>
      <text:p text:style-name="P18"><text:span text:style-name="T4">- Двусвязный список</text:span></text:p>
      <text:p text:style-name="P18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3-05-05T14:03:07.468000000</dc:date>
    <meta:editing-duration>PT2M23S</meta:editing-duration>
    <meta:editing-cycles>1</meta:editing-cycles>
    <meta:document-statistic meta:table-count="0" meta:image-count="0" meta:object-count="0" meta:page-count="2" meta:paragraph-count="21" meta:word-count="139" meta:character-count="1118" meta:non-whitespace-character-count="997"/>
  </office:meta>
</office:document-meta>
</file>